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officeooo:rsid="001c8d6c" officeooo:paragraph-rsid="001c8d6c"/>
    </style:style>
    <style:style style:name="P2" style:family="paragraph" style:parent-style-name="Header">
      <style:paragraph-properties fo:text-align="end" style:justify-single-word="false"/>
      <style:text-properties officeooo:paragraph-rsid="001c8d6c"/>
    </style:style>
    <style:style style:name="P3" style:family="paragraph" style:parent-style-name="Footer">
      <style:paragraph-properties fo:text-align="center" style:justify-single-word="fals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Heading_20_2">
      <style:text-properties officeooo:paragraph-rsid="0059d677"/>
    </style:style>
    <style:style style:name="P7" style:family="paragraph" style:parent-style-name="Standard">
      <style:text-properties fo:language="en" fo:country="US" officeooo:paragraph-rsid="0059d677"/>
    </style:style>
    <style:style style:name="P8" style:family="paragraph" style:parent-style-name="Standard">
      <style:text-properties fo:language="en" fo:country="US" officeooo:paragraph-rsid="00694575"/>
    </style:style>
    <style:style style:name="T1" style:family="text">
      <style:text-properties officeooo:rsid="001ecd26"/>
    </style:style>
    <style:style style:name="T2" style:family="text">
      <style:text-properties officeooo:rsid="001c8d6c"/>
    </style:style>
    <style:style style:name="T3" style:family="text">
      <style:text-properties officeooo:rsid="003bd165"/>
    </style:style>
    <style:style style:name="T4" style:family="text">
      <style:text-properties fo:font-style="normal" style:font-style-asian="normal" style:font-style-complex="normal"/>
    </style:style>
    <style:style style:name="T5" style:family="text">
      <style:text-properties fo:font-style="normal" officeooo:rsid="005f8b64" style:font-style-asian="normal" style:font-style-complex="normal"/>
    </style:style>
    <style:style style:name="T6" style:family="text">
      <style:text-properties fo:font-style="normal" officeooo:rsid="00683d76" style:font-style-asian="normal" style:font-style-complex="normal"/>
    </style:style>
    <style:style style:name="T7" style:family="text">
      <style:text-properties fo:font-style="normal" officeooo:rsid="00694575" style:font-style-asian="normal" style:font-style-complex="normal"/>
    </style:style>
    <style:style style:name="T8" style:family="text">
      <style:text-properties fo:language="ru" fo:country="RU" fo:font-style="normal" style:font-style-asian="normal" style:font-style-complex="normal"/>
    </style:style>
    <style:style style:name="T9" style:family="text">
      <style:text-properties fo:language="ru" fo:country="RU" fo:font-style="normal" officeooo:rsid="0069dcef" style:font-style-asian="normal" style:font-style-complex="normal"/>
    </style:style>
    <style:style style:name="T10" style:family="text">
      <style:text-properties fo:language="ru" fo:country="RU" fo:font-style="normal" officeooo:rsid="006ac607" style:font-style-asian="normal" style:font-style-complex="normal"/>
    </style:style>
    <style:style style:name="T11" style:family="text">
      <style:text-properties fo:language="ru" fo:country="RU" fo:font-style="normal" officeooo:rsid="006c8657" style:font-style-asian="normal" style:font-style-complex="normal"/>
    </style:style>
    <style:style style:name="T12" style:family="text">
      <style:text-properties fo:language="ru" fo:country="RU" officeooo:rsid="0069dcef"/>
    </style:style>
    <style:style style:name="T13" style:family="text">
      <style:text-properties fo:language="ru" fo:country="RU" officeooo:rsid="006ac607"/>
    </style:style>
    <style:style style:name="T14" style:family="text">
      <style:text-properties fo:language="ru" fo:country="RU" officeooo:rsid="006c8657"/>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5443_3831485370"/><text:span text:style-name="Citation"><text:span text:style-name="T4">Домашннее </text:span></text:span><text:span text:style-name="Citation"><text:span text:style-name="T5">чтение. «Яичная афера» — Джек Лондон. Перевод</text:span></text:span><text:bookmark-end text:name="__RefHeading___Toc5443_3831485370"/></text:h>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4"><text:a xlink:type="simple" xlink:href="#__RefHeading___Toc5443_3831485370" text:style-name="Index_20_Link" text:visited-style-name="Index_20_Link"><text:span text:style-name="T4">Домашннее </text:span></text:a><text:a xlink:type="simple" xlink:href="#__RefHeading___Toc5443_3831485370" text:style-name="Index_20_Link" text:visited-style-name="Index_20_Link"><text:span text:style-name="T4">чтение. «Яичная афера» — Джек Лондон. Перевод</text:span></text:a><text:a xlink:type="simple" xlink:href="#__RefHeading___Toc5443_3831485370" text:style-name="Index_20_Link" text:visited-style-name="Index_20_Link"><text:tab/>1</text:a></text:p>
          <text:p text:style-name="P5"><text:a xlink:type="simple" xlink:href="#__RefHeading___Toc5445_3831485370" text:style-name="Index_20_Link" text:visited-style-name="Index_20_Link"><text:span text:style-name="T4">Текст для письменного перевода (15 000 знаков)</text:span></text:a><text:a xlink:type="simple" xlink:href="#__RefHeading___Toc5445_3831485370" text:style-name="Index_20_Link" text:visited-style-name="Index_20_Link"><text:tab/>1</text:a></text:p>
        </text:index-body>
      </text:table-of-content>
      <text:p text:style-name="Text_20_body"/>
      <text:h text:style-name="P6" text:outline-level="2"><text:bookmark-start text:name="__RefHeading___Toc5445_3831485370"/><text:span text:style-name="Citation"><text:span text:style-name="T4">Текст для письменного перевода (15 000 знаков)</text:span></text:span><text:bookmark-end text:name="__RefHeading___Toc5445_3831485370"/></text:h>
      <text:p text:style-name="P7"><text:span text:style-name="Citation"><text:span text:style-name="T8">В большом магазине компании "А. К." в Доусоне, в утро, когда мороз был крепким, Люсиль Арраль подозвала Смоука Белью к прилавку с сухими товарами. Клерк отправился в экспедицию в кладовые, и, несмотря на огромные раскаленные печи, Люсиль снова натянула варежки.</text:span></text:span></text:p>
      <text:p text:style-name="P7"><text:span text:style-name="Citation"><text:span text:style-name="T8"/></text:span></text:p>
      <text:p text:style-name="P7"><text:span text:style-name="Citation"><text:span text:style-name="T8">Смоук с готовностью повиновался ее призыву. В Доусоне не было человека, которому бы не польстило внимание Люсиль Арраль, певицы-субретки из крошечной труппы, выступавшей по вечерам в Оперном театре "Палас".</text:span></text:span></text:p>
      <text:p text:style-name="P7"><text:span text:style-name="Citation"><text:span text:style-name="T8"/></text:span></text:p>
      <text:p text:style-name="P7"><text:span text:style-name="Citation"><text:span text:style-name="T8">"Все мертво", - жаловалась она с милой мелочностью, как только они пожали друг другу руки. "Уже неделю не было ни одной давки. Маскарад, который собирался устроить Скифф Митчелл, отложили. Пыль в глаза не бросается. В Оперном театре теперь всегда есть свободные места. И целых две недели не было писем из Аутсайда. Короче говоря, этот городок заполз в свою пещеру и уснул. Мы должны что-то сделать. Его нужно оживить - и мы с тобой это можем устроить. Мы можем оживить его, как никто другой. Я рассталась с Дикими Водами, как ты знаешь".</text:span></text:span></text:p>
      <text:p text:style-name="P7"><text:span text:style-name="Citation"><text:span text:style-name="T8"/></text:span></text:p>
      <text:p text:style-name="P7"><text:span text:style-name="Citation"><text:span text:style-name="T8">Смоук увидел два почти одновременных видения. Одно было о Джой Гастелл; другое - о нем, посреди мрачной снежной полосы, под холодной арктической луной, в него с точностью и быстротой стрелял вышеупомянутый Дикие Воды. Нежелание Смоука поднимать волнение с подачи Люсиль Арраль было слишком явным, чтобы она могла его не заметить.</text:span></text:span></text:p>
      <text:p text:style-name="P7"><text:span text:style-name="Citation"><text:span text:style-name="T8"/></text:span></text:p>
      <text:p text:style-name="P7"><text:span text:style-name="Citation"><text:span text:style-name="T8">"Я вовсе не думаю о том, о чем думаешь ты, спасибо, - укоряла она, смеясь и надуваясь. "Если я брошусь тебе на голову, у тебя должно быть намного больше глаз и они должны быть лучше, чем сейчас, чтобы разглядеть меня".</text:span></text:span></text:p>
      <text:p text:style-name="P7"><text:span text:style-name="Citation"><text:span text:style-name="T8"/></text:span></text:p>
      <text:p text:style-name="P7"><text:span text:style-name="Citation"><text:span text:style-name="T8">"Люди умирают от сердечных заболеваний при внезапном объявлении удачи", - пробормотал он с нескрываемой радостью облегчения.</text:span></text:span></text:p>
      <text:p text:style-name="P7"><text:span text:style-name="Citation"><text:span text:style-name="T8"/></text:span></text:p>
      <text:p text:style-name="P7"><text:span text:style-name="Citation"><text:span text:style-name="T8">"Лжец", - милостиво ответила она. "Ты был напуган до смерти больше, чем кто-либо другой. Так вот, мистер Смоук Белью, я не собираюсь заниматься с вами любовью, а если вы посмеете заняться со мной любовью, Дикие Воды позаботится о чем следует. Ты знаешь его. Кроме того, я... я не порвала с ним всерьёз".</text:span></text:span></text:p>
      <text:p text:style-name="P7"><text:soft-page-break/><text:span text:style-name="Citation"><text:span text:style-name="T8"/></text:span></text:p>
      <text:p text:style-name="P7"><text:span text:style-name="Citation"><text:span text:style-name="T8">"Загадывай дальше свои загадки", - издевался он. "Может быть, через какое-то время я начну понимать, к чему ты клонишь".</text:span></text:span></text:p>
      <text:p text:style-name="P7"><text:span text:style-name="Citation"><text:span text:style-name="T8"/></text:span></text:p>
      <text:p text:style-name="P7"><text:span text:style-name="Citation"><text:span text:style-name="T8">"Не надо гадать, Смоук. Я скажу тебе все напрямик. Дикие Воды думает, что я рассталась с ним, разве ты не видишь".</text:span></text:span></text:p>
      <text:p text:style-name="P7"><text:span text:style-name="Citation"><text:span text:style-name="T8"/></text:span></text:p>
      <text:p text:style-name="P7"><text:span text:style-name="Citation"><text:span text:style-name="T8">"Ну, так рассталась или нет?"</text:span></text:span></text:p>
      <text:p text:style-name="P7"><text:span text:style-name="Citation"><text:span text:style-name="T8"/></text:span></text:p>
      <text:p text:style-name="P7"><text:span text:style-name="Citation"><text:span text:style-name="T8">"Нет... вот! Но это между нами - по секрету. Он думает, что да. Я подняла шум, будто рассталась с ним, и он это заслужил".</text:span></text:span></text:p>
      <text:p text:style-name="P7"><text:span text:style-name="Citation"><text:span text:style-name="T8"/></text:span></text:p>
      <text:p text:style-name="P7"><text:span text:style-name="Citation"><text:span text:style-name="T8">"И кто же я, преследующая лошадь или падший парень?"</text:span></text:span></text:p>
      <text:p text:style-name="P7"><text:span text:style-name="Citation"><text:span text:style-name="T8"/></text:span></text:p>
      <text:p text:style-name="P7"><text:span text:style-name="Citation"><text:span text:style-name="T8">"Ни то, ни другое. Ты зарабатываешь деньги, мы смеемся над "Дикими водами" и подбадриваем Доусон, и, что лучше всего, и в чем причина всего этого, он приобретает дисциплину. Ему это нужно. Он... ну, в общем, лучше сказать, что он слишком буйный. Только потому, что он большой делец, потому что у него больше богатых приисков, чем он может сосчитать..."</text:span></text:span></text:p>
      <text:p text:style-name="P7"><text:span text:style-name="Citation"><text:span text:style-name="T8"/></text:span></text:p>
      <text:p text:style-name="P7"><text:span text:style-name="Citation"><text:span text:style-name="T8">"И потому что он помолвлен с самой красивой девушкой на Аляске", - вставил Смоук.</text:span></text:span></text:p>
      <text:p text:style-name="P7"><text:span text:style-name="Citation"><text:span text:style-name="T8"/></text:span></text:p>
      <text:p text:style-name="P7"><text:span text:style-name="Citation"><text:span text:style-name="T8">"Да, и это тоже, спасибо, но это еще не повод для буйства. Прошлой ночью он опять разбушевался. Засыпал пол в "М. и М." золотой пылью. На целую тысячу долларов. Просто открыл свою банку и рассыпал ее под ноги танцующим. Ты, конечно, слышал об этом".</text:span></text:span></text:p>
      <text:p text:style-name="P7"><text:span text:style-name="Citation"><text:span text:style-name="T8"/></text:span></text:p>
      <text:p text:style-name="P7"><text:span text:style-name="Citation"><text:span text:style-name="T8">"Да; сегодня утром. Хотел бы я быть уборщиком в этом заведении. Но все равно я тебя не понимаю. Где я в этой истории?"</text:span></text:span></text:p>
      <text:p text:style-name="P7"><text:span text:style-name="Citation"><text:span text:style-name="T8"/></text:span></text:p>
      <text:p text:style-name="P7"><text:span text:style-name="Citation"><text:span text:style-name="T8">"Послушай. Он был слишком буйным. Я сорвала нашу помолвку, а он ходит и шумит, как разбитое сердце. Теперь мы подходим к сути дела. Я люблю яйца".</text:span></text:span></text:p>
      <text:p text:style-name="P7"><text:span text:style-name="Citation"><text:span text:style-name="T8"/></text:span></text:p>
      <text:p text:style-name="P7"><text:span text:style-name="Citation"><text:span text:style-name="T8">"Их нет!" в отчаянии воскликнул Смоук. "Где? Где?"</text:span></text:span></text:p>
      <text:p text:style-name="P7"><text:span text:style-name="Citation"><text:span text:style-name="T8"/></text:span></text:p>
      <text:p text:style-name="P7"><text:span text:style-name="Citation"><text:span text:style-name="T8">"Погоди."</text:span></text:span></text:p>
      <text:p text:style-name="P7"><text:span text:style-name="Citation"><text:span text:style-name="T8"/></text:span></text:p>
      <text:p text:style-name="P7"><text:span text:style-name="Citation"><text:span text:style-name="T8">"Но как связаны с этим всем яйца и аппетит?" - поинтересовался он.</text:span></text:span></text:p>
      <text:p text:style-name="P7"><text:span text:style-name="Citation"><text:span text:style-name="T8"/></text:span></text:p>
      <text:p text:style-name="P7"><text:span text:style-name="Citation"><text:span text:style-name="T8">"Все что угодно, если только ты послушаешь".</text:span></text:span></text:p>
      <text:p text:style-name="P7"><text:span text:style-name="Citation"><text:span text:style-name="T8"/></text:span></text:p>
      <text:p text:style-name="P7"><text:span text:style-name="Citation"><text:span text:style-name="T8">"Слушаю, слушаю", - напевал он.</text:span></text:span></text:p>
      <text:p text:style-name="P7"><text:span text:style-name="Citation"><text:span text:style-name="T8"/></text:span></text:p>
      <text:p text:style-name="P7"><text:span text:style-name="Citation"><text:span text:style-name="T8">"Тогда, ради всего святого, слушай. Я люблю яйца. В Доусоне есть лишь ограниченный запас яиц".</text:span></text:span></text:p>
      <text:p text:style-name="P7"><text:span text:style-name="Citation"><text:span text:style-name="T8"/></text:span></text:p>
      <text:p text:style-name="P7"><text:soft-page-break/><text:span text:style-name="Citation"><text:span text:style-name="T8">"Конечно. Я тоже это знаю. В ресторане Славовича большинство из них. Ветчина и одно яйцо - три доллара. Ветчина и два яйца - пять долларов. То есть два доллара за яйцо, в розницу. И позволить их себе могут только "припухшие", "арралы" и "Дикие Воды"".</text:span></text:span></text:p>
      <text:p text:style-name="P7"><text:span text:style-name="Citation"><text:span text:style-name="T8"/></text:span></text:p>
      <text:p text:style-name="P7"><text:span text:style-name="Citation"><text:span text:style-name="T8">"Он тоже любит яйца", - продолжала она. "Но дело не в этом. Они нравятся мне. Я завтракаю каждое утро в одиннадцать часов у Славовича. Я неизменно съедаю два яйца". Она сделала внушительную паузу. "Предположим, просто предположим, что кое-кто собирает все яйца у себя".</text:span></text:span></text:p>
      <text:p text:style-name="P7"><text:span text:style-name="Citation"><text:span text:style-name="T8"/></text:span></text:p>
      <text:p text:style-name="P7"><text:span text:style-name="Citation"><text:span text:style-name="T8">Она ждала, а Смоук смотрел на нее восхищенными глазами, в то время как в душе он с одобрением поддерживал выбор Диких Вод в ее пользу.</text:span></text:span></text:p>
      <text:p text:style-name="P7"><text:span text:style-name="Citation"><text:span text:style-name="T8"/></text:span></text:p>
      <text:p text:style-name="P7"><text:span text:style-name="Citation"><text:span text:style-name="T8">"Ты не слушаешь", - сказала она.</text:span></text:span></text:p>
      <text:p text:style-name="P7"><text:span text:style-name="Citation"><text:span text:style-name="T8"/></text:span></text:p>
      <text:p text:style-name="P7"><text:span text:style-name="Citation"><text:span text:style-name="T8">"Продолжай", - ответил он. "Я сдаюсь. Каков ответ?"</text:span></text:span></text:p>
      <text:p text:style-name="P7"><text:span text:style-name="Citation"><text:span text:style-name="T8"/></text:span></text:p>
      <text:p text:style-name="P7"><text:span text:style-name="Citation"><text:span text:style-name="T8">"Глупый! Ты же знаешь Дикие Воды. Когда он увидит, что я тоскую по яйцам, а я его мысли читаю, как книгу, и умею его томить, что он сделает?".</text:span></text:span></text:p>
      <text:p text:style-name="P7"><text:span text:style-name="Citation"><text:span text:style-name="T8"/></text:span></text:p>
      <text:p text:style-name="P7"><text:span text:style-name="Citation"><text:span text:style-name="T8">"Ты ответь. Продолжай."</text:span></text:span></text:p>
      <text:p text:style-name="P7"><text:span text:style-name="Citation"><text:span text:style-name="T8"/></text:span></text:p>
      <text:p text:style-name="P7"><text:span text:style-name="Citation"><text:span text:style-name="T8">"А что, он просто начнет гоняться за человеком, у которого есть свой запас яиц. Он купит их, сколько бы они ни стоили". Представь себе: Я прихожу к Славовичу в одиннадцать часов. За соседним столиком расположится "Дикие Воды". Он сделает все, чтобы оказаться там. "Два яйца всмятку", - скажу я официанту. "Извините, мисс Арраль, - скажет официант, - яиц больше нет". Тогда Дикая Вода проговорит своим громким медвежьим голосом: "Официант, шесть яиц, сваренных всмятку". И официант скажет: "Да, сэр", и принесет яйца. Картина: Дикие Воды смотрит на меня сбоку, а я похожа на крайне сердитую сосульку и подзываю официанта. "Извините, мисс Арраль, - говорит он, - но эти яйца принадлежат мистеру Дикие Воды. Видите ли, мисс, они принадлежат ему". Картина: Дикие Воды, торжествуя, изо всех сил старается выглядеть безучастным, пока ест свои шесть яиц.</text:span></text:span></text:p>
      <text:p text:style-name="P7"><text:span text:style-name="Citation"><text:span text:style-name="T8"/></text:span></text:p>
      <text:p text:style-name="P7"><text:span text:style-name="Citation"><text:span text:style-name="T8">"Другая картина: Славович сам приносит мне два яйца вкрутую и говорит: "Комплимент от мистера Дикие Воды, мисс". Что я могу сделать? Что я могу сделать, кроме как улыбнуться Диким Водам, а потом мы, конечно, помиримся, и он сочтет это дешевым, даже если его заставили заплатить десять долларов за каждое яйцо".</text:span></text:span></text:p>
      <text:p text:style-name="P7"><text:span text:style-name="Citation"><text:span text:style-name="T8"/></text:span></text:p>
      <text:p text:style-name="P7"><text:span text:style-name="Citation"><text:span text:style-name="T8">"Давай, давай", - призывал Смоук. "На какой станции мне забраться в вагоны чу-чу, или на какой цистерне меня сбросят?"</text:span></text:span></text:p>
      <text:p text:style-name="P7"><text:span text:style-name="Citation"><text:span text:style-name="T8"/></text:span></text:p>
      <text:p text:style-name="P7"><text:span text:style-name="Citation"><text:span text:style-name="T8">"Нинни! Тебя не сбросят. Ты едешь на яичном поезде прямо в депо Юнион. Ты проедешь этот маршрут на яйцах. Начинай немедленно, сегодня же. Ты можешь купить все яйца в Доусоне по три доллара и продать их "Диким Водам" почти с любой наценкой. А после мы позволим этой истории выйти наружу. И смеяться будет уже Дикие Воды. Его буйство будет несколько смягчено. Мы с тобой разделим его славу. Ты заработаешь кучу денег. А Доусон </text:span></text:span><text:soft-page-break/><text:span text:style-name="Citation"><text:span text:style-name="T8">проснется с великим ха-ха-ха! Конечно... если... если ты считаешь эту авантюру слишком рискованной, я просто пущу пыль в глаза".</text:span></text:span></text:p>
      <text:p text:style-name="P7"><text:span text:style-name="Citation"><text:span text:style-name="T8"/></text:span></text:p>
      <text:p text:style-name="P7"><text:span text:style-name="Citation"><text:span text:style-name="T8">Это было слишком для Смоука. Будучи всего лишь простым западным смертным, со странными навязчивыми идеями о деньгах и женщинах, он с презрением отверг ее предложение насчет пыли.</text:span></text:span></text:p>
      <text:p text:style-name="P7"><text:span text:style-name="Citation"><text:span text:style-name="T8"/></text:span></text:p>
      <text:p text:style-name="P7"><text:span text:style-name="Citation"><text:span text:style-name="T8">"Эй! Коротышка!"Смоук окликнул через главную улицу своего напарника, который шел быстрым, сутулым шагом, зажав под мышкой бутылку с замерзшим содержимым. Смоук перешел дорогу.</text:span></text:span></text:p>
      <text:p text:style-name="P7"><text:span text:style-name="Citation"><text:span text:style-name="T8"/></text:span></text:p>
      <text:p text:style-name="P7"><text:span text:style-name="Citation"><text:span text:style-name="T8">"Где ты был все утро? Я тебя везде искал".</text:span></text:span></text:p>
      <text:p text:style-name="P7"><text:span text:style-name="Citation"><text:span text:style-name="T8"/></text:span></text:p>
      <text:p text:style-name="P7"><text:span text:style-name="Citation"><text:span text:style-name="T8">"У Дока", - ответил Коротышка, протягивая бутылку. "Что-то не так с Салли. Я видел вчера вечером, во время кормёжки, у неё выпадает шерсть с хвоста и боков. Док говорит..."</text:span></text:span></text:p>
      <text:p text:style-name="P7"><text:span text:style-name="Citation"><text:span text:style-name="T8"/></text:span></text:p>
      <text:p text:style-name="P7"><text:span text:style-name="Citation"><text:span text:style-name="T8">"Не обращай внимания", - нетерпеливо вмешался Смоук. "Что я хочу..."</text:span></text:span></text:p>
      <text:p text:style-name="P7"><text:span text:style-name="Citation"><text:span text:style-name="T8"/></text:span></text:p>
      <text:p text:style-name="P7"><text:span text:style-name="Citation"><text:span text:style-name="T8">"Что тебя гложет?" возмущенно спросил Шорти. "И Салли, облысевшая в такую морозную погоду! Говорю тебе, эта собака больна. Док говорит..."</text:span></text:span></text:p>
      <text:p text:style-name="P7"><text:span text:style-name="Citation"><text:span text:style-name="T8"/></text:span></text:p>
      <text:p text:style-name="P7"><text:span text:style-name="Citation"><text:span text:style-name="T8">"Пусть Салли подождет. Выслушай меня..."</text:span></text:span></text:p>
      <text:p text:style-name="P7"><text:span text:style-name="Citation"><text:span text:style-name="T8"/></text:span></text:p>
      <text:p text:style-name="P7"><text:span text:style-name="Citation"><text:span text:style-name="T8">"Я говорю тебе, она не может ждать. Это жестоко по отношению к животному. Она замерзнет. Что это ты так разволновался? Этот Монте-Кристо </text:span></text:span><text:span text:style-name="Citation"><text:span text:style-name="T9">объявился</text:span></text:span><text:span text:style-name="Citation"><text:span text:style-name="T8">?"</text:span></text:span></text:p>
      <text:p text:style-name="P7"><text:span text:style-name="Citation"><text:span text:style-name="T8"/></text:span></text:p>
      <text:p text:style-name="P7"><text:span text:style-name="Citation"><text:span text:style-name="T8">"Я не знаю, Коротышка. Но я хочу, чтобы ты оказал мне услугу".</text:span></text:span></text:p>
      <text:p text:style-name="P7"><text:span text:style-name="Citation"><text:span text:style-name="T8"/></text:span></text:p>
      <text:p text:style-name="P7"><text:span text:style-name="Citation"><text:span text:style-name="T8">"Конечно", - галантно сказал Коротышка, сразу успокоившись и согласившись. "В чем дело? Пусть она провалится. Я </text:span></text:span><text:span text:style-name="Citation"><text:span text:style-name="T9">весь твой</text:span></text:span><text:span text:style-name="Citation"><text:span text:style-name="T8">".</text:span></text:span></text:p>
      <text:p text:style-name="P7"><text:span text:style-name="Citation"><text:span text:style-name="T8"/></text:span></text:p>
      <text:p text:style-name="P7"><text:span text:style-name="Citation"><text:span text:style-name="T8">"Я хочу, чтобы ты купил для меня яйца..."</text:span></text:span></text:p>
      <text:p text:style-name="P7"><text:span text:style-name="Citation"><text:span text:style-name="T8"/></text:span></text:p>
      <text:p text:style-name="P7"><text:span text:style-name="Citation"><text:span text:style-name="T8">"Конечно, и воду "Флориди", и тальк, если скажешь. А бедняжка Салли </text:span></text:span><text:span text:style-name="Citation"><text:span text:style-name="T9">пусть пока </text:span></text:span><text:span text:style-name="Citation"><text:span text:style-name="T8">страдает чем-то страшным! Послушай, Смоук, если хочешь хорошо жить, иди и покупай себе яйца. Фасоли и бекона мне вполне достаточно".</text:span></text:span></text:p>
      <text:p text:style-name="P7"><text:span text:style-name="Citation"><text:span text:style-name="T8"/></text:span></text:p>
      <text:p text:style-name="P7"><text:span text:style-name="Citation"><text:span text:style-name="T8">"Я </text:span></text:span><text:span text:style-name="Citation"><text:span text:style-name="T9">и </text:span></text:span><text:span text:style-name="Citation"><text:span text:style-name="T8">собираюсь их купить, но я хочу, чтобы ты помог мне это сделать. А теперь заткнись, Коротышка. Я держу слово. Иди прямо к Славовичу. Заплати хоть три доллара, но купи все, что у него есть".</text:span></text:span></text:p>
      <text:p text:style-name="P7"><text:span text:style-name="Citation"><text:span text:style-name="T8"/></text:span></text:p>
      <text:p text:style-name="P7"><text:span text:style-name="Citation"><text:span text:style-name="T8">"Три доллара!" застонал Коротышка. "А я только вчера слышал, что у него в запасе все семьсот! Двадцать одна сотня долларов за куриные </text:span></text:span><text:span text:style-name="Citation"><text:span text:style-name="T9">яйца</text:span></text:span><text:span text:style-name="Citation"><text:span text:style-name="T8">! Вот что, Смоук, вот что я тебе скажу. Сбегай-ка ты к Доку. Он займется твоим делом. И за первый рецепт он возьмет с тебя всего унцию. Пока, я пойду по своим делам".</text:span></text:span></text:p>
      <text:p text:style-name="P7"><text:span text:style-name="Citation"><text:span text:style-name="T8"/></text:span></text:p>
      <text:p text:style-name="P7"><text:soft-page-break/><text:span text:style-name="Citation"><text:span text:style-name="T8">Он собрался уходить, но Смоук схватил напарника за плечо, останавливая его и разворачивая к себе.</text:span></text:span></text:p>
      <text:p text:style-name="P7"><text:span text:style-name="Citation"><text:span text:style-name="T8"/></text:span></text:p>
      <text:p text:style-name="P7"><text:span text:style-name="Citation"><text:span text:style-name="T8">"Смоук, я, конечно, сделаю для тебя что угодно", - искренне запротестовал Коротышка. "Если бы ты простудил голову и лежал с переломанными руками, я бы день и ночь стоял у твоей постели и вытирал тебе нос. Но будь я вечно проклят, если потрачу двадцать одну сотню добрых железных долларов на куриные яйца для тебя или любого другого двуногого".</text:span></text:span></text:p>
      <text:p text:style-name="P7"><text:span text:style-name="Citation"><text:span text:style-name="T8"/></text:span></text:p>
      <text:p text:style-name="P7"><text:span text:style-name="Citation"><text:span text:style-name="T8">"Это не твои доллары, а мои, Коротышка. Это моя сделка. Я хочу заполучить каждое благословенное яйцо в Доусоне, в Клондайке, на Юконе. Ты должен мне помочь. У меня нет времени рассказывать тебе о сути сделки. Я сделаю это после, и позволю тебе получить </text:span></text:span><text:span text:style-name="Citation"><text:span text:style-name="T9">с</text:span></text:span><text:span text:style-name="Citation"><text:span text:style-name="T8"> этого хоть половину, если ты захочешь. Но сейчас главное - достать яйца. А сейчас беги к Славовичу и купи все, что у него есть".</text:span></text:span></text:p>
      <text:p text:style-name="P7"><text:span text:style-name="Citation"><text:span text:style-name="T8"/></text:span></text:p>
      <text:p text:style-name="P7"><text:span text:style-name="Citation"><text:span text:style-name="T8">"А что я ему скажу? Он наверняка знает, что я не собираюсь их есть".</text:span></text:span></text:p>
      <text:p text:style-name="P7"><text:span text:style-name="Citation"><text:span text:style-name="T8"/></text:span></text:p>
      <text:p text:style-name="P7"><text:span text:style-name="Citation"><text:span text:style-name="T8">"Ничего ему не говори. Деньги говорят. Он продает их приготовленными за два доллара. Предложи ему до трех за вареные. Если ему станет любопытно, скажи, что ты открываешь куриное ранчо. Мне нужны только яйца. А потом продолжай; найди в Доусоне все яйца и купи их. Понял? Покупай! В том маленьком заведении через дорогу от "Славовича" есть несколько штук. Купи их. Я еду в Клондайк Сити. Там есть старик с больной ногой, на мели, и у него шесть дюжин. Он держал их всю зиму </text:span></text:span><text:span text:style-name="Citation"><text:span text:style-name="T9">до подорожания</text:span></text:span><text:span text:style-name="Citation"><text:span text:style-name="T8">, намереваясь выручить за них достаточную сумму, чтобы оплатить свой переезд обратно в Сиэтл. Я прослежу, чтобы он получил свой билет, а я раздобуду яйца. А теперь пошевеливайся. Говорят, у той женщины за лесопилкой, которая шьет мокасины, есть пара десятков".</text:span></text:span></text:p>
      <text:p text:style-name="P7"><text:span text:style-name="Citation"><text:span text:style-name="T8"/></text:span></text:p>
      <text:p text:style-name="P7"><text:span text:style-name="Citation"><text:span text:style-name="T8">"Хорошо, если ты так говоришь, Смоук. Но Славович, похоже, главный жмот. </text:span></text:span><text:span text:style-name="Citation"><text:span text:style-name="T9">Но сперва я поправлю свои дела</text:span></text:span><text:span text:style-name="Citation"><text:span text:style-name="T8">".</text:span></text:span></text:p>
      <text:p text:style-name="P7"><text:span text:style-name="Citation"><text:span text:style-name="T8"/></text:span></text:p>
      <text:p text:style-name="P7"><text:span text:style-name="Citation"><text:span text:style-name="T8">"Хорошо. Действуй. А я расскажу тебе о своей схеме сегодня вечером".</text:span></text:span></text:p>
      <text:p text:style-name="P7"><text:span text:style-name="Citation"><text:span text:style-name="T8"/></text:span></text:p>
      <text:p text:style-name="P7"><text:span text:style-name="Citation"><text:span text:style-name="T8">Но Коротышка размахивал бутылкой. "Сначала я собираюсь вылечить Салли. Яйца могут подождать некоторое время. Если они еще не все съедены, то не будут съедены, пока я буду ухаживать за бедной больной собакой, которая не раз спасала твою и мою жизнь".</text:span></text:span></text:p>
      <text:p text:style-name="P7"><text:span text:style-name="Citation"><text:span text:style-name="T8"/></text:span></text:p>
      <text:p text:style-name="P7"><text:span text:style-name="Citation"><text:span text:style-name="T8">Никогда еще рынок не был завоеван так быстро. Через три дня все известные яйца в Доусоне, за исключением нескольких десятков, были в руках Смоука и Коротышки. Смоук был более либерален в </text:span></text:span><text:span text:style-name="Citation"><text:span text:style-name="T9">своих </text:span></text:span><text:span text:style-name="Citation"><text:span text:style-name="T8">закупках. Он чистосердечно признал себя виновным в том, что дал старику в Клондайк-Сити по пять долларов за штуку за семьдесят два яйца. Коротышка же купил большую часть яиц, и он торговался. Он дал всего по два доллара за яйцо женщине, которая шила мокасины, и гордился тем, что неплохо обошелся со Славовичем, чьи семьсот пятнадцать яиц он купил по твердой цене в два с половиной доллара. С другой стороны, он ворчал, что в маленьком ресторанчике на другой стороне улицы с него взяли два доллара и семьдесят пять центов за жалкие сто тридцать четыре яйца.</text:span></text:span></text:p>
      <text:p text:style-name="P7"><text:span text:style-name="Citation"><text:span text:style-name="T8"/></text:span></text:p>
      <text:p text:style-name="P7"><text:soft-page-break/><text:span text:style-name="Citation"><text:span text:style-name="T8">Несколько десятков, которые еще не были </text:span></text:span><text:span text:style-name="Citation"><text:span text:style-name="T10">выкуплены</text:span></text:span><text:span text:style-name="Citation"><text:span text:style-name="T8">, находились в руках двух людей. Одна из них, с которой имел дело Коротышка, была индианкой, жившей в хижине на холме за больницей.</text:span></text:span></text:p>
      <text:p text:style-name="P7"><text:span text:style-name="Citation"><text:span text:style-name="T8"/></text:span></text:p>
      <text:p text:style-name="P7"><text:span text:style-name="Citation"><text:span text:style-name="T8">"Я заполучу </text:span></text:span><text:span text:style-name="Citation"><text:span text:style-name="T10">их </text:span></text:span><text:span text:style-name="Citation"><text:span text:style-name="T8">сегодня", - объявил Коротышка на следующее утро. "Ты помой посуду, Смоук. Я вернусь в мгновение ока, если не нарвусь на пыль. Пусть у меня всегда будет мужик, с которым можно иметь дела. Эти проклятые женщины - это что-то удручающее, как они могут тянуть с покупателями. Единственный способ добиться своего - продавать. Можно подумать, что эти куриные яйца - сплошные самородки".</text:span></text:span></text:p>
      <text:p text:style-name="P7"><text:span text:style-name="Citation"><text:span text:style-name="T8"/></text:span></text:p>
      <text:p text:style-name="P7"><text:span text:style-name="Citation"><text:span text:style-name="T8">После обеда, когда Смоук вернулся в </text:span></text:span><text:span text:style-name="Citation"><text:span text:style-name="T11">их </text:span></text:span><text:span text:style-name="Citation"><text:span text:style-name="T8">лачугу, он застал Коротышку сидящим на корточках на полу и втирающим мазь в хвост Салли, причем его лицо было настолько невыразительным, что это вызывало подозрени</text:span></text:span><text:span text:style-name="Citation"><text:span text:style-name="T11">я</text:span></text:span><text:span text:style-name="Citation"><text:span text:style-name="T8">.</text:span></text:span></text:p>
      <text:p text:style-name="P7"><text:span text:style-name="Citation"><text:span text:style-name="T8"/></text:span></text:p>
      <text:p text:style-name="P7"><text:span text:style-name="Citation"><text:span text:style-name="T8">"Как дела?" небрежно спросил Коротышка, спустя несколько минут.</text:span></text:span></text:p>
      <text:p text:style-name="P7"><text:span text:style-name="Citation"><text:span text:style-name="T8"/></text:span></text:p>
      <text:p text:style-name="P7"><text:span text:style-name="Citation"><text:span text:style-name="T8">"Ничего особенного", - ответил Смоук. "Как у тебя дела со </text:span></text:span><text:span text:style-name="Citation"><text:span text:style-name="T11">С</text:span></text:span><text:span text:style-name="Citation"><text:span text:style-name="T8">кво?"</text:span></text:span></text:p>
      <text:p text:style-name="P7"><text:span text:style-name="Citation"><text:span text:style-name="T8"/></text:span></text:p>
      <text:p text:style-name="P7"><text:span text:style-name="Citation"><text:span text:style-name="T8">Коротышка торжествующе кивнул головой в сторону жестяного ведра с яйцами на столе. "Семь долларов за штуку", - признался он после еще одной минуты молчаливого втирания.</text:span></text:span></text:p>
      <text:p text:style-name="P7"><text:span text:style-name="Citation"><text:span text:style-name="T8"/></text:span></text:p>
      <text:p text:style-name="P7"><text:span text:style-name="Citation"><text:span text:style-name="T8">"Я предложил десять долларов, - сказал Смоук, - а потом парень сказал, что уже продал свои яйца. Вот это уже плохо, Коротышка. Кто-то другой пришел на рынок. Эти двадцать восемь яиц могут </text:span></text:span><text:span text:style-name="Citation"><text:span text:style-name="T11">устроить </text:span></text:span><text:span text:style-name="Citation"><text:span text:style-name="T8">нам неприятности. Понимаешь, успех дела заключается в том, чтобы иметь все до последнего..."</text:span></text:span></text:p>
      <text:p text:style-name="P7"><text:span text:style-name="Citation"><text:span text:style-name="T8"/></text:span></text:p>
      <text:p text:style-name="P7"><text:span text:style-name="Citation"><text:span text:style-name="T8">Он прервался и уставился на своего партнера. В Коротышке происходила явная перемена - волнение, замаскированное крайней взвешенностью. Он закрыл коробку с мазью, медленно и тщательно вытер руки о пушистую шубку Салли, встал, подошел к углу, посмотрел на термометр и снова вернулся. Он заговорил низким, лишенным интонаций и чрезвычайно вежливым голосом.</text:span></text:span></text:p>
      <text:p text:style-name="P7"><text:span text:style-name="Citation"><text:span text:style-name="T8"/></text:span></text:p>
      <text:p text:style-name="P7"><text:span text:style-name="Citation"><text:span text:style-name="T8">"Не могли бы вы любезно повторить, сколько яиц, по вашим словам, мужчина вам не продал?" - спросил он.</text:span></text:span></text:p>
      <text:p text:style-name="P7"><text:span text:style-name="Citation"><text:span text:style-name="T8"/></text:span></text:p>
      <text:p text:style-name="P7"><text:span text:style-name="Citation"><text:span text:style-name="T8">"Двадцать восемь".</text:span></text:span></text:p>
      <text:p text:style-name="P7"><text:span text:style-name="Citation"><text:span text:style-name="T8"/></text:span></text:p>
      <text:p text:style-name="P7"><text:span text:style-name="Citation"><text:span text:style-name="T8">"Хм", - проговорил про себя Коротышка, слегка наклонив голову в знак небрежного признания. Затем он с дремотным гневом посмотрел на плиту. "Смоук, нам придется выкопать новую печь. Эта топка прогорела прямо в духовку, так что бисквиты чернеют".</text:span></text:span></text:p>
      <text:p text:style-name="P7"><text:span text:style-name="Citation"><text:span text:style-name="T8"/></text:span></text:p>
      <text:p text:style-name="P7"><text:span text:style-name="Citation"><text:span text:style-name="T8">"Оставь топку в покое, - скомандовал Смоук, - и скажи мне, в чем дело".</text:span></text:span></text:p>
      <text:p text:style-name="P7"><text:span text:style-name="Citation"><text:span text:style-name="T8"/></text:span></text:p>
      <text:p text:style-name="P7"><text:span text:style-name="Citation"><text:span text:style-name="T8">"В чем дело? Ты хочешь знать, в чем дело? Что ж, прошу вас, направьте свои прекрасные глаза на то ведро, что стоит на столе. Видите?"</text:span></text:span></text:p>
      <text:p text:style-name="P7"><text:span text:style-name="Citation"><text:span text:style-name="T8"/></text:span></text:p>
      <text:p text:style-name="P7"><text:soft-page-break/><text:span text:style-name="Citation"><text:span text:style-name="T8">Смоук кивнул.</text:span></text:span></text:p>
      <text:p text:style-name="P7"><text:span text:style-name="Citation"><text:span text:style-name="T8"/></text:span></text:p>
      <text:p text:style-name="P7"><text:span text:style-name="Citation"><text:span text:style-name="T8">"Так вот, я хочу сказать тебе одну вещь, только одну. В этом ведре ровно, точно, ни больше, ни меньше, чем двадцать восемь яиц, и стоят они, все до единого, ровно семь больших круглых железных долларов за штуку. Если вам очень нужны еще какие-нибудь сведения, я с радостью и удовольствием их вам предоставлю".</text:span></text:span></text:p>
      <text:p text:style-name="P7"><text:span text:style-name="Citation"><text:span text:style-name="T8"/></text:span></text:p>
      <text:p text:style-name="P7"><text:span text:style-name="Citation"><text:span text:style-name="T8">"Продолжай", - потребовал Смоук.</text:span></text:span></text:p>
      <text:p text:style-name="P7"><text:span text:style-name="Citation"><text:span text:style-name="T8"/></text:span></text:p>
      <text:p text:style-name="P7"><text:span text:style-name="Citation"><text:span text:style-name="T8">"Ну, тот чудак, с которым ты пререкался, - индеец </text:span></text:span><text:span text:style-name="Citation"><text:span text:style-name="T11">толстосум</text:span></text:span><text:span text:style-name="Citation"><text:span text:style-name="T8">. Я прав?"</text:span></text:span></text:p>
      <text:p text:style-name="P7"><text:span text:style-name="Citation"><text:span text:style-name="T8"/></text:span></text:p>
      <text:p text:style-name="P7"><text:span text:style-name="Citation"><text:span text:style-name="T8">Смоук кивнул и продолжал кивать на каждый вопрос.</text:span></text:span></text:p>
      <text:p text:style-name="P7"><text:span text:style-name="Citation"><text:span text:style-name="T8"/></text:span></text:p>
      <text:p text:style-name="P7"><text:span text:style-name="Citation"><text:span text:style-name="T8">"У него одна щека наполовину содрана, </text:span></text:span><text:span text:style-name="Citation"><text:span text:style-name="T11">с тех пор как на н</text:span></text:span><text:span text:style-name="Citation"><text:span text:style-name="T8">его </text:span></text:span><text:span text:style-name="Citation"><text:span text:style-name="T11">напал </text:span></text:span><text:span text:style-name="Citation"><text:span text:style-name="T8">гризли. Я прав? Он торговец собаками - верно, а? Его зовут Джим со шрамом. Так ведь, а? Ты уловил мою мысль?"</text:span></text:span></text:p>
      <text:p text:style-name="P7"><text:span text:style-name="Citation"><text:span text:style-name="T8"/></text:span></text:p>
      <text:p text:style-name="P7"><text:span text:style-name="Citation"><text:span text:style-name="T8">"Ты хочешь сказать, что мы торговались...?"</text:span></text:span></text:p>
      <text:p text:style-name="P7"><text:span text:style-name="Citation"><text:span text:style-name="T8"/></text:span></text:p>
      <text:p text:style-name="P7"><text:span text:style-name="Citation"><text:span text:style-name="T8">"Друг с другом. Конечно. Эта Скво - его жена, и они держат дом на холме за больницей. Я мог бы купить яйца по два за штуку, если бы ты не вмешался".</text:span></text:span></text:p>
      <text:p text:style-name="P7"><text:span text:style-name="Citation"><text:span text:style-name="T8"/></text:span></text:p>
      <text:p text:style-name="P7"><text:span text:style-name="Citation"><text:span text:style-name="T8">"И я мог бы, - засмеялся Смоук, - если бы ты не вмешивался, виноват! Но это </text:span></text:span><text:span text:style-name="Citation"><text:span text:style-name="T11">не важно</text:span></text:span><text:span text:style-name="Citation"><text:span text:style-name="T8">. Мы знаем, что у нас </text:span></text:span><text:span text:style-name="Citation"><text:span text:style-name="T11">всё</text:span></text:span><text:span text:style-name="Citation"><text:span text:style-name="T8">. Это главное".</text:span></text:span></text:p>
      <text:p text:style-name="P7"><text:span text:style-name="Citation"><text:span text:style-name="T8"/></text:span></text:p>
      <text:p text:style-name="P7"><text:span text:style-name="Citation"><text:span text:style-name="T8">Следующий час Коротышка провел, чертя огрызком карандаша на полях газеты трехлетней давности, и чем бесконечнее и иероглифичнее становились его фигуры, тем веселее ему </text:span></text:span><text:span text:style-name="Citation"><text:span text:style-name="T11">было</text:span></text:span><text:span text:style-name="Citation"><text:span text:style-name="T8">.</text:span></text:span></text:p>
      <text:p text:style-name="P7"><text:span text:style-name="Citation"><text:span text:style-name="T8"/></text:span></text:p>
      <text:p text:style-name="P7"><text:span text:style-name="Citation"><text:span text:style-name="T8">…</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c8d6c" officeooo:paragraph-rsid="001c8d6c"/>
    </style:style>
    <style:style style:name="MP2" style:family="paragraph" style:parent-style-name="Header">
      <style:paragraph-properties fo:text-align="end" style:justify-single-word="false"/>
      <style:text-properties officeooo:paragraph-rsid="001c8d6c"/>
    </style:style>
    <style:style style:name="MP3" style:family="paragraph" style:parent-style-name="Footer">
      <style:paragraph-properties fo:text-align="center" style:justify-single-word="false"/>
    </style:style>
    <style:style style:name="MT1" style:family="text">
      <style:text-properties officeooo:rsid="001ecd26"/>
    </style:style>
    <style:style style:name="MT2" style:family="text">
      <style:text-properties officeooo:rsid="001c8d6c"/>
    </style:style>
    <style:style style:name="MT3" style:family="text">
      <style:text-properties officeooo:rsid="003bd16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Величко Арсений Александрович</text:p>
        <text:p text:style-name="MP1">ИВТ 1 курс, 2 группа, <text:span text:style-name="MT1">3 подгруппа</text:span></text:p>
        <text:p text:style-name="MP2"><text:span text:style-name="MT2">Предмет: </text:span><text:span text:style-name="MT3">Иностранный язык</text:span></text:p>
      </style:header>
      <style:footer>
        <text:p text:style-name="MP3"><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15T12:38:22.095787098</meta:creation-date>
    <dc:date>2021-06-03T01:45:06.701519026</dc:date>
    <meta:editing-duration>PT5H11M8S</meta:editing-duration>
    <meta:editing-cycles>55</meta:editing-cycles>
    <meta:generator>LibreOffice/7.1.3.2$Linux_X86_64 LibreOffice_project/10$Build-2</meta:generator>
    <meta:print-date>2021-06-03T01:45:18.212673851</meta:print-date>
    <meta:document-statistic meta:table-count="0" meta:image-count="0" meta:object-count="0" meta:page-count="7" meta:paragraph-count="90" meta:word-count="2443" meta:character-count="14812" meta:non-whitespace-character-count="12457"/>
  </office:meta>
</office:document-meta>
</file>